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Loans (personal, home, education, business) meet various financial needs. This guide covers applying in India.</text:p>
      <text:h text:style-name="P1" text:outline-level="2">Steps</text:h>
      <text:list text:style-name="L35">
        <text:list-item>
          <text:p text:style-name="P37"><text:span text:style-name="Strong_20_Emphasis">Check Eligibility</text:span>: Review bank’s criteria (age, income, credit score) online.</text:p>
        </text:list-item>
        <text:list-item>
          <text:p text:style-name="P37"><text:span text:style-name="Strong_20_Emphasis">Choose Loan Type</text:span>: Select personal, home, education, or business loan.</text:p>
        </text:list-item>
        <text:list-item>
          <text:p text:style-name="P37"><text:span text:style-name="Strong_20_Emphasis">Online Application</text:span>: Log in to net banking, go to “Loans,” apply.</text:p>
        </text:list-item>
        <text:list-item>
          <text:p text:style-name="P37"><text:span text:style-name="Strong_20_Emphasis">Fill Form</text:span>: Enter personal, income, and loan details (amount, tenure).</text:p>
        </text:list-item>
        <text:list-item>
          <text:p text:style-name="P37"><text:span text:style-name="Strong_20_Emphasis">Submit Documents</text:span>: Upload ID, address, income proof, and property/business docs.</text:p>
        </text:list-item>
        <text:list-item>
          <text:p text:style-name="P37"><text:span text:style-name="Strong_20_Emphasis">Verify KYC</text:span>: Complete video KYC or branch verification.</text:p>
        </text:list-item>
        <text:list-item>
          <text:p text:style-name="P37"><text:span text:style-name="Strong_20_Emphasis">Loan Approval</text:span>: Bank processes application in 3–15 days.</text:p>
        </text:list-item>
      </text:list>
      <text:h text:style-name="P1" text:outline-level="2">Notes</text:h>
      <text:list text:style-name="L36">
        <text:list-item>
          <text:p text:style-name="P38">Credit score above 700 improves approval chances.</text:p>
        </text:list-item>
        <text:list-item>
          <text:p text:style-name="P38">Interest rates vary (8–15% for personal, 7–10% for home).</text:p>
        </text:list-item>
        <text:list-item>
          <text:p text:style-name="P38">Branch applications need physical documents.</text:p>
        </text:list-item>
      </text:list>
      <text:h text:style-name="P1" text:outline-level="2">Key Terms</text:h>
      <text:p text:style-name="P2">Loan application, personal loan, home loan, education loan, business loan, KYC, credit score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9:22.056113325</dc:date>
    <meta:editing-duration>PT16M2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4" meta:character-count="867" meta:non-whitespace-character-count="762"/>
  </office:meta>
</office:document-meta>
</file>